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0cec6"/>
    </style:style>
    <style:style style:name="P2" style:family="paragraph" style:parent-style-name="Header">
      <style:paragraph-properties fo:text-align="center" style:justify-single-word="false"/>
      <style:text-properties fo:font-size="14pt" officeooo:paragraph-rsid="0000cec6"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 you’ve got your CP/M system up and running, and you want to do some Assembly programming. Perhaps you have some past experience in 8080, 8085 or Z80 Assembly, or you’ve at least used the CP/M assembler to build custom versions of software, such as adding an overlay to MODEM7. But how does one go about writing Assembly programs that interact with the interfaces that CP/M provides, rather than talking to the hardware directly? I’m currently at a point in which I’m starting to write Assembly for CP/M using my Kaypro II. I’ve got experience in 8080/8085 Assembly, but only in writing code to be executed directly on hardware without an OS. In seeking to learn how to take advantage of CP/M’s resources in my programming, I was unable to find a good low-level guide. Even a simple “hello, world” doesn’t seem to exist for CP/M Assembly. To try and fill this gap, I’ll be writing a series of articles (to be found on my personal site) hopefully to help others get started as I myself learn. This first article will focus on getting a working environment set up, including Assembler options, editor options, and a brief “hello, world” example. EXPECTED KNOWLEDGE, HARDWARE AND SOFTWARE These articles assume a working knowledge of 8080, 8085 or Z80 Assembly and a familiarity with good coding practices for the architecture of your choice. In order to reach the largest number of readers, all examples will use 8080 opcodes and Intel mnemonics. Similarly, unless otherwise stated, the assembler and linker included with CP/M-80 2.2 will be used to assemble all examples and link them into .COM executables. Thus, the only hardware required to code along is a machine capable of running CP/M. Aside from the default tools provided with CP/M-80’s 2.2 version distribution, I’ve found it essential to use an external editor. It’s possible to write the short examples included within using ED, but I wouldn’t recommend it for larger applications. Example code will be available for download through The Glitch Works, my personal website. It can be found at http://www.glitchwrks.com/vintage/ – code will be posted along with any freeware/ shareware archives discussed in the article. CHOOSING YOUR EDITOR Most people who have attempted to do any sort of programming under CP/M quickly find out that the included editor, ED, is overly complicated for all but the smallest of tasks. As such, the first step in setting up a working environment for programming Assembly under CP/M should be the selection of a text editor. In my quest to find an editor that I’m comfortable with, I came across many options, but will comment on three below. My first text editing experience with the Kaypro was through WordStar. While WordStar can write WYSIWYG word processed documents, it’s also capable of producing unformatted text files when set to non-document mode. I found this a bit cumbersome, which is understandable as WordStar wasn’t really designed with programmers in mind. It’s far better than ED, but I feel there are better options.</text:p>
      <text:p text:style-name="Standard">I later received two recommendations from members of the Vintage Computer Forums: ZDE and VDE. Both are intended as general-purpose text editors, and work well in the capacity of writing programs. Both support many terminal configurations and WordStar key bindings. I’ve tried both, but ended up settling with VDE. ZDE is available through Bo Zimmerman’s CP/M archive, while VDE is available from Eric Meyer’s Google Code page (there are DOS and Windows versions that seem to be fairly current, but the last CP/M version dates from 1988). My eventual choice to stick with VDE was based on speed: for me, it loads faster, searches a document faster, and generally handles word wrapping better than the other options I tried. It’s written in Z80 Assembly, though, so if you have an 8080 or 8085 based system, you won’t be able to use it. Installing your text editor consists of obtaining the installation archive, unpacking it, writing the files out to disk and configuring the editor for your particular system. I did so by uncompressing the LBR file locally on my Linux machine, then sending the files to the Kaypro using Kermit-80. You can use 22DISK and a DOS or CP/M decompression utility as well. One thing to note about VDE is that I was unsuccessful in getting the memory-mapped version to work with my Kaypro II, and had to instead configure the standard version. THE <text:soft-page-break/>ASSEMBLER AND LINKER Fortunately, CP/M includes everything you need here for basic programming. These tutorials and examples will rely on ASM.COM and LOAD.COM included with CP/M-80 version 2.2. These tools, along with your text editor, are all you need for writing 8080 Assembly that will take advantage of CP/M’s operating system resources. You may choose to use Microsoft’s M-80 assembler, a Z80 assembler that supports Intel 8080 mnemonics, or adapt the provided examples to your assembler of choice. The CP/M assembler is a little limited in that it’s tailored for producing files that will be executed from CP/M, so if you’re wanting to burn your assembled program to ROM and run it without CP/M, you’ll need something else. SETTING UP YOUR WORKING ENVIRONMENT To write programs effectively with vintage hardware, it’s necessary to give a little thought to your programming environment. Systems supporting higher- capacity floppies or hard drives don’t need to worry about this so much, but most floppy-based CP/M systems will. The space limits imposed by single-sided floppies, especially if you’re using 5.25” media, means you’ll need separate floppies for your editor, the assembler/linker, and your source files. In my case, I use three floppies for my programming environment. The first is a working copy of the CP/M 2.2 system disk distributed with the Kaypro II. It provides file system tools (PIP, STAT, DIR, et c.) as well as the CP/M assembler and linker. This disk is write-protected, since you shouldn’t need to change any of the data stored on it. The default programs included on the Kaypro distribution media leave a few kilobytes free. Second, I’ve got a floppy that contains VDE with the Kaypro-centric overlays installed, the VDE quick reference, PIP, STAT and a program I wrote to disable the Kaypro keyclick sound (does anyone actually like the dying cricket noise used for keyclick?!). Since VDE is fairly small (less than 20 KB) there’s still room left on the working copy for text files, but I have the floppy writeprotected anyway, since I don’t use it for this purpose. The final disk in my setup is the working disk that contains my source code, assembler listings and assembled code. While the other two floppies are bootable and contain various executable utilities, my working disk contains only code and assembled/linked programs. Most of the time, this disk will remain in the B drive through reboots.</text:p>
      <text:p text:style-name="Standard"/>
      <text:p text:style-name="Standard"/>
      <text:p text:style-name="Standard">Another useful option, though not essential to programming, is including a terminal program on either your editor floppy or a fourth disk. I keep Kermit-80 as well as a dumb terminal program on a fourth bootable floppy for my Kaypro. This allows me to transfer source code and assembled programs between the Kaypro and my Linux desktop system. Essentially, with your working environment spread across several floppies, you’ll be leaving your working disk in drive B while switching the disk in drive A between your assembler/linker disk, your editor disk, and possibly a terminal transfer disk. Remember, each time you change disks, you need to do a warm reboot with Control + C so that CP/M may log the changed disk...if not, you risk ending up in a situation where CP/M can’t write data to a floppy (you’ll get a BDOS error), potentially causing you to lose work! Those with DSDD 8” drives, quad density 5.25” drives, 3.5” drives or hard disks probably won’t have to worry about swapping floppies as much. You may be able to get away with a single floppy for assembler/linker, editor and source code storage! There’s nothing wrong with that, but do remember to back up your data, since there won’t be as much separation between environment and user code/programs. THE BDOS: HOW ASSEMBLY PROGRAMS WORK WITH CP/M Now that we’re ready to write and assemble programs, it’s time to take a look at how Assembly programs actually interact with CP/M. Since CP/M is a single- tasking operating system, there are no calls to daemons or services running concurrently in memory. Instead, a portion of the CP/M operating system, the BDOS, is left resident in memory. Its location in memory is universal across various implementations of CP/M of the same version, so <text:soft-page-break/>assembled code for one machine will still execute on another, as long as it doesn’t make hardware specific calls. We can thus consider the BDOS as a layer of abstraction above the physical hardware. Calling a print string function in the BDOS invokes a subroutine that handles sending characters to a machine’s display...while this can be very machine-specific on the hardware level, using the BDOS provides a generic way to do so. Instead of interacting directly with the display controller or console serial port, we can call the BDOS to print a string we provide and let it take care of the details. Assembly programs may call the BDOS by placing a function code in the C register, a parameter in the DE 16-bit register pair, and calling 0x0005. This address is the BDOS entry point for calling its subroutines. In practice, it’s usually best to assign the BDOS entry point with an equate. This makes it easier on the programmer as well as anyone reading your source code in the future. We do so as such: BDOS equ 0005H When the BDOS is called, the function it performs is determined by the function number in the C register. CP/M 2.2 provides 39 separate functions, the description of which may be found in various CP/M manuals and online databases. Variables are passed to the BDOS using the 16-bit DE register pair. For functions that return only a single byte, the return value is placed in the A register. Functions returning a 16-bit value do so using the HL register pair. While not directly expressed, an Assembly program called from the CP/M command line will return to the CCP command processor through a RET, due to how the CCP maintains its software stack. Programs can also return to the CCP by jumping to the BOOT address or 0x0000. PRINTING A STRING: A SIMPLE BDOS EXERCISE We’re now equipped with all of the information we need to begin utilizing the CP/M BDOS functions in our Assembly programs. Since we’re going to use the underlying CP/M system, we</text:p>
      <text:p text:style-name="Standard">need to make sure our program does not load in such a way that it overwrites the resident CP/M code. To do so, we must tell the assembler that our program is to start at the beginning of the Transient Program Area, or TPA. The TPA begins at 0x0100, and we specify the starting address as such: ORG 0100H Our example program will declare the BDOS entry point, define a string terminated by a dollar sign ($), load the integer that represents the BDOS string printing function (9) into the C register, load the address of our string into the DE register pair, and call the BDOS. Once it’s done, we can RET to give control back to the CCP. BDOS equ 0005H ORG 0100H START: mvi C, 9 lxi d, msg$ call BDOS ret msg$: db ‘hello, world$’ end START That’s it! We can now assemble our program using the CP/M assembler: A&gt;asm B:hello CP/M ASSEMBLER - VER 2.0 0117 000H USE FACTOR END OF ASSEMBLY This gives us two new files: HELLO.PRN and HELLO.HEX. HELLO.PRN is an assembled program listing of our demo, providing the address of each operation. HELLO.HEX is the machine code output file that contains our program in 8080 machine language, represented in the hexadecimal system. We can then link the machine code file using LOAD.COM to produce a CP/M executable: A&gt;load B:hello FIRST ADDRESS 0100 LAST ADDRESS 0116 BYTES READ 0017 RECORDS WRITTEN 01 The disk in the B drive now contains HELLO.COM, an executable file. By running this file, we’ll call the BDOS to print our string to the CP/M console: A&gt;B:hello hello, world Since our program is small, there’s no need for a warm boot, and we can return directly to the CCP. There you have it – a short introduction to the functionality of the CP/M BDOS and an example of how to call its functions! For a list of the references used in this article, future articles, and general vintage computer fun, please visit www.glitchwrks.com/vintage/ and follow the links for this s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4pt" officeooo:paragraph-rsid="0000cec6" style:font-size-asian="14pt" style:font-size-complex="14pt"/>
    </style:style>
    <style:style style:name="MP2" style:family="paragraph" style:parent-style-name="Header">
      <style:paragraph-properties fo:text-align="center" style:justify-single-word="false"/>
      <style:text-properties officeooo:paragraph-rsid="0000cec6"/>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GETTING STARTED WITH ASSEMBLY UNDER CP/M</text:p>
        <text:p text:style-name="MP2">by Jonathan Chapm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9:34:06.309886020</meta:creation-date>
    <dc:date>2025-04-01T22:11:46.752680373</dc:date>
    <meta:editing-duration>P7DT2H27M10S</meta:editing-duration>
    <meta:editing-cycles>1</meta:editing-cycles>
    <meta:document-statistic meta:table-count="0" meta:image-count="0" meta:object-count="0" meta:page-count="3" meta:paragraph-count="6" meta:word-count="2127" meta:character-count="12540" meta:non-whitespace-character-count="10417"/>
    <meta:generator>LibreOffice/24.2.7.2$Linux_X86_64 LibreOffice_project/420$Build-2</meta:generator>
  </office:meta>
</office:document-meta>
</file>